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Rubik" svg:font-family="Rubik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25cm" fo:min-width="1cm"/>
      <style:paragraph-properties style:writing-mode="lr-tb"/>
    </style:style>
    <style:style style:name="gr2" style:family="graphic" style:parent-style-name="standard">
      <style:graphic-properties svg:stroke-color="#00a933" draw:fill="none" draw:fill-color="#729fcf" draw:textarea-horizontal-align="justify" draw:textarea-vertical-align="middle" draw:auto-grow-height="false" fo:min-height="1.25cm" fo:min-width="1cm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24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25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27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28" draw:marker-end-width="0.3cm" draw:fill="none" draw:textarea-vertical-align="middle"/>
    </style:style>
    <style:style style:name="gr15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0.5cm" fo:min-width="0.5cm"/>
      <style:paragraph-properties style:writing-mode="lr-tb"/>
    </style:style>
    <style:style style:name="gr16" style:family="graphic" style:parent-style-name="objectwithoutfill">
      <style:graphic-properties draw:marker-end="Extrémités_20_de_20_flèche_20_33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34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43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44" draw:marker-end-width="0.3cm" draw:fill="none" draw:textarea-vertical-align="middle"/>
    </style:style>
    <style:style style:name="gr20" style:family="graphic" style:parent-style-name="objectwithoutfill">
      <style:graphic-properties draw:stroke="solid" draw:stroke-dash="Long_20_Dot" svg:stroke-color="#000000" draw:marker-end="Extrémités_20_de_20_flèche_20_51" draw:marker-end-width="0.3cm" draw:stroke-linejoin="bevel" svg:stroke-linecap="butt" draw:fill="none" draw:textarea-vertical-align="middle"/>
    </style:style>
    <style:style style:name="gr21" style:family="graphic" style:parent-style-name="objectwithoutfill">
      <style:graphic-properties svg:stroke-color="#000000" draw:marker-end="Extrémités_20_de_20_flèche_20_52" draw:marker-end-width="0.3cm" draw:fill="none" draw:textarea-vertical-align="middle"/>
    </style:style>
    <style:style style:name="gr22" style:family="graphic" style:parent-style-name="objectwithoutfill">
      <style:graphic-properties draw:stroke-dash="Double_20_Dash" svg:stroke-color="#000000" draw:marker-end="Extrémités_20_de_20_flèche_20_53" draw:marker-end-width="0.3cm" draw:stroke-linejoin="none" svg:stroke-linecap="square" draw:fill="none" draw:textarea-vertical-align="middle"/>
    </style:style>
    <style:style style:name="gr23" style:family="graphic" style:parent-style-name="objectwithoutfill">
      <style:graphic-properties svg:stroke-color="#000000" draw:marker-end="Extrémités_20_de_20_flèche_20_54" draw:marker-end-width="0.3cm" draw:fill="none" draw:textarea-vertical-align="middle"/>
    </style:style>
    <style:style style:name="gr2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25cm" fo:min-width="1.073cm"/>
      <style:paragraph-properties style:writing-mode="lr-tb"/>
    </style:style>
    <style:style style:name="gr25" style:family="graphic" style:parent-style-name="standard">
      <style:graphic-properties svg:stroke-color="#00a933" draw:fill="none" draw:fill-color="#729fcf" draw:textarea-horizontal-align="justify" draw:textarea-vertical-align="middle" draw:auto-grow-height="false" fo:min-height="1.25cm" fo:min-width="1.073cm"/>
      <style:paragraph-properties style:writing-mode="lr-tb"/>
    </style:style>
    <style:style style:name="gr26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0.5cm" fo:min-width="0.549cm"/>
      <style:paragraph-properties style:writing-mode="lr-tb"/>
    </style:style>
    <style:style style:name="gr27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0.5cm" fo:min-width="0.548cm"/>
      <style:paragraph-properties style:writing-mode="lr-tb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svg:stroke-width="0.018cm" draw:marker-start="Arrow" draw:marker-start-width="0.327cm" draw:marker-end="Arrow" draw:marker-end-width="0.327cm" svg:stroke-linecap="round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2" style:family="graphic" style:parent-style-name="objectwithoutfill">
      <style:graphic-properties draw:marker-start="Arrow" draw:marker-start-width="0.3cm" draw:marker-end="Arrow" draw:marker-end-width="0.3cm" svg:stroke-opacity="100%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729fc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Rubik" fo:font-size="11pt" style:font-size-asian="11pt" style:font-size-complex="11pt"/>
    </style:style>
    <style:style style:name="P5" style:family="paragraph">
      <loext:graphic-properties draw:fill-color="#ffffff" draw:opacity="0%"/>
      <style:paragraph-properties fo:text-align="center" style:writing-mode="lr-tb"/>
      <style:text-properties style:font-name="Rubik" fo:font-size="11pt" style:font-size-asian="11pt" style:font-size-complex="11pt"/>
    </style:style>
    <style:style style:name="P6" style:family="paragraph">
      <style:paragraph-properties fo:text-align="center" style:writing-mode="lr-tb"/>
      <style:text-properties style:font-name="Rubik"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Rubik" fo:font-size="13pt" style:font-size-asian="13pt" style:font-size-complex="13pt"/>
    </style:style>
    <style:style style:name="T1" style:family="text">
      <style:text-properties style:text-position="-8% 58%"/>
    </style:style>
    <style:style style:name="T2" style:family="text">
      <style:text-properties style:font-name="Rubik" fo:font-size="11pt" style:font-size-asian="11pt" style:font-size-complex="11pt"/>
    </style:style>
    <style:style style:name="T3" style:family="text">
      <style:text-properties style:text-position="-8% 58%" style:font-name="Rubik" fo:font-size="11pt" style:font-size-asian="11pt" style:font-size-complex="11pt"/>
    </style:style>
    <style:style style:name="T4" style:family="text">
      <style:text-properties style:font-name="Rubik" fo:font-size="13pt" style:font-size-asian="13pt" style:font-size-complex="13pt"/>
    </style:style>
    <style:style style:name="T5" style:family="text">
      <style:text-properties style:text-position="-8% 58%" style:font-name="Rubik" fo:font-size="13pt" style:font-size-asian="13pt" style:font-size-complex="13pt"/>
    </style:style>
    <style:style style:name="T6" style:family="text">
      <style:text-properties style:text-position="0% 100%" style:font-name="Rubik" fo:font-size="11pt" style:font-size-asian="11pt" style:font-size-complex="11pt"/>
    </style:style>
    <style:style style:name="T7" style:family="text">
      <style:text-properties style:text-position="0% 100%" style:font-name="Rubik" fo:font-size="13pt" style:font-size-asian="13pt" style:font-size-complex="13pt"/>
    </style:style>
    <style:style style:name="T8" style:family="text">
      <style:text-properties style:text-position="0% 100%" style:font-name="Rubik" fo:font-size="15pt" style:font-size-asian="15pt" style:font-size-complex="15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Rubik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5cm" svg:height="1.5cm" svg:x="15.829cm" svg:y="4.75cm">
          <text:p text:style-name="P1">C<text:span text:style-name="T1">S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cm" svg:height="1.5cm" svg:x="15.829cm" svg:y="10.75cm">
          <text:p text:style-name="P1">C<text:span text:style-name="T1">S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cm" svg:height="1.5cm" svg:x="15.829cm" svg:y="8.75cm">
          <text:p text:style-name="P1">C<text:span text:style-name="T1">V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cm" svg:height="1.5cm" svg:x="15.829cm" svg:y="6.75cm">
          <text:p text:style-name="P1">C<text:span text:style-name="T1">V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cm" svg:height="1.5cm" svg:x="19.079cm" svg:y="4.75cm">
          <text:p text:style-name="P1">I<text:span text:style-name="T1">S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cm" svg:height="1.5cm" svg:x="19.079cm" svg:y="10.75cm">
          <text:p text:style-name="P1">I<text:span text:style-name="T1">S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cm" svg:height="1.5cm" svg:x="19.079cm" svg:y="8.75cm">
          <text:p text:style-name="P1">I<text:span text:style-name="T1">V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cm" svg:height="1.5cm" svg:x="19.079cm" svg:y="6.75cm">
          <text:p text:style-name="P1">I<text:span text:style-name="T1">V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cm" svg:height="1.5cm" svg:x="22.079cm" svg:y="13cm">
          <text:p text:style-name="P1">R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cm" svg:height="1.5cm" svg:x="22.079cm" svg:y="2.75cm">
          <text:p text:style-name="P1">R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5cm" svg:height="1.5cm" svg:x="19.079cm" svg:y="2.75cm">
          <text:p text:style-name="P1">S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cm" svg:height="1.5cm" svg:x="15.829cm" svg:y="14.75cm">
          <text:p text:style-name="P1">V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5cm" svg:height="1.5cm" svg:x="19.079cm" svg:y="13cm">
          <text:p text:style-name="P1">S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cm" svg:height="1.5cm" svg:x="15.829cm" svg:y="1.051cm">
          <text:p text:style-name="P1">V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7.329cm" svg:y1="5.5cm" svg:x2="19.079cm" svg:y2="5.5cm" draw:start-shape="id1" draw:start-glue-point="1" draw:end-shape="id2" draw:end-glue-point="3" svg:d="M17329 5500h1750" svg:viewBox="0 0 1751 1">
          <text:p/>
        </draw:connector>
        <draw:connector draw:style-name="gr4" draw:text-style-name="P3" draw:layer="layout" svg:x1="17.329cm" svg:y1="7.5cm" svg:x2="19.079cm" svg:y2="7.5cm" draw:start-shape="id3" draw:start-glue-point="1" draw:end-shape="id4" draw:end-glue-point="3" svg:d="M17329 7500h1750" svg:viewBox="0 0 1751 1">
          <text:p/>
        </draw:connector>
        <draw:connector draw:style-name="gr5" draw:text-style-name="P3" draw:layer="layout" svg:x1="17.329cm" svg:y1="9.5cm" svg:x2="19.079cm" svg:y2="9.5cm" draw:start-shape="id5" draw:start-glue-point="1" draw:end-shape="id6" draw:end-glue-point="3" svg:d="M17329 9500h1750" svg:viewBox="0 0 1751 1">
          <text:p/>
        </draw:connector>
        <draw:connector draw:style-name="gr6" draw:text-style-name="P3" draw:layer="layout" svg:x1="17.329cm" svg:y1="11.5cm" svg:x2="19.079cm" svg:y2="11.5cm" draw:start-shape="id7" draw:start-glue-point="1" draw:end-shape="id8" draw:end-glue-point="3" svg:d="M17329 11500h1750" svg:viewBox="0 0 1751 1">
          <text:p/>
        </draw:connector>
        <draw:connector draw:style-name="gr7" draw:text-style-name="P3" draw:layer="layout" svg:x1="20.579cm" svg:y1="9.5cm" svg:x2="22.079cm" svg:y2="13.75cm" draw:start-shape="id6" draw:start-glue-point="1" draw:end-shape="id9" draw:end-glue-point="3" svg:d="M20579 9500h750v4250h750" svg:viewBox="0 0 1501 4251">
          <text:p/>
        </draw:connector>
        <draw:connector draw:style-name="gr8" draw:text-style-name="P3" draw:layer="layout" svg:x1="20.579cm" svg:y1="11.5cm" svg:x2="22.079cm" svg:y2="13.75cm" draw:start-shape="id8" draw:start-glue-point="1" draw:end-shape="id9" draw:end-glue-point="3" svg:d="M20579 11500h750v2250h750" svg:viewBox="0 0 1501 2251">
          <text:p/>
        </draw:connector>
        <draw:connector draw:style-name="gr9" draw:text-style-name="P3" draw:layer="layout" svg:x1="22.829cm" svg:y1="2.75cm" svg:x2="17.329cm" svg:y2="1.801cm" draw:start-shape="id10" draw:start-glue-point="0" draw:end-shape="id11" draw:end-glue-point="1" svg:d="M22829 2750v-949h-5500" svg:viewBox="0 0 5501 950">
          <text:p/>
        </draw:connector>
        <draw:connector draw:style-name="gr10" draw:text-style-name="P3" draw:layer="layout" svg:x1="22.829cm" svg:y1="14.5cm" svg:x2="17.329cm" svg:y2="15.5cm" draw:start-shape="id9" draw:start-glue-point="2" draw:end-shape="id12" draw:end-glue-point="1" svg:d="M22829 14500v1000h-5500" svg:viewBox="0 0 5501 1001">
          <text:p/>
        </draw:connector>
        <draw:connector draw:style-name="gr11" draw:text-style-name="P3" draw:layer="layout" draw:type="lines" draw:line-skew="0.001cm -0.001cm" svg:x1="19.079cm" svg:y1="13.75cm" svg:x2="16.579cm" svg:y2="12.25cm" draw:start-shape="id13" draw:start-glue-point="3" draw:end-shape="id7" draw:end-glue-point="2" svg:d="M19079 13750h-500l-2000-1000v-500" svg:viewBox="0 0 2501 1501">
          <text:p/>
        </draw:connector>
        <draw:connector draw:style-name="gr12" draw:text-style-name="P3" draw:layer="layout" draw:type="lines" svg:x1="19.829cm" svg:y1="14.5cm" svg:x2="17.329cm" svg:y2="15.5cm" draw:start-shape="id13" draw:start-glue-point="2" draw:end-shape="id12" draw:end-glue-point="1" svg:d="M19829 14500v501l-1999 499h-501" svg:viewBox="0 0 2501 1001">
          <text:p/>
        </draw:connector>
        <draw:connector draw:style-name="gr13" draw:text-style-name="P3" draw:layer="layout" draw:type="lines" svg:x1="19.079cm" svg:y1="3.5cm" svg:x2="16.579cm" svg:y2="4.75cm" draw:start-shape="id14" draw:start-glue-point="3" draw:end-shape="id1" draw:end-glue-point="0" svg:d="M19079 3500h-501l-1999 749v501" svg:viewBox="0 0 2501 1251">
          <text:p/>
        </draw:connector>
        <draw:connector draw:style-name="gr14" draw:text-style-name="P3" draw:layer="layout" draw:type="lines" svg:x1="19.829cm" svg:y1="2.75cm" svg:x2="17.329cm" svg:y2="1.801cm" draw:start-shape="id14" draw:start-glue-point="0" draw:end-shape="id11" draw:end-glue-point="1" svg:d="M19829 2750v-501l-1999-448h-501" svg:viewBox="0 0 2501 950">
          <text:p/>
        </draw:connector>
        <draw:custom-shape draw:style-name="gr15" draw:text-style-name="P5" draw:layer="layout" svg:width="1cm" svg:height="0.75cm" svg:x="15.329cm" svg:y="3cm">
          <text:p text:style-name="P4"><text:span text:style-name="T2">βIV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7.329cm" svg:y="3.25cm">
          <text:p text:style-name="P4"><text:span text:style-name="T2">βIS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7.579cm" svg:y="10.85cm">
          <text:p text:style-name="P4"><text:span text:style-name="T2">C</text:span><text:span text:style-name="T3">SR</text:span><text:span text:style-name="T2">/</text:span><text:span text:style-name="T4">ν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5.329cm" svg:y="13.25cm">
          <text:p text:style-name="P4"><text:span text:style-name="T2">βIV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7.579cm" svg:y="12.75cm">
          <text:p text:style-name="P4"><text:span text:style-name="T2">βIS</text:span><text:span text:style-name="T3">R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15.829cm" svg:y1="15.5cm" svg:x2="15.829cm" svg:y2="9.5cm" draw:start-shape="id12" draw:start-glue-point="3" draw:end-shape="id5" draw:end-glue-point="3" svg:d="M15829 15500h-501v-6000h501" svg:viewBox="0 0 502 6001">
          <text:p/>
        </draw:connector>
        <draw:connector draw:style-name="gr17" draw:text-style-name="P3" draw:layer="layout" svg:x1="15.829cm" svg:y1="1.801cm" svg:x2="15.829cm" svg:y2="7.5cm" draw:start-shape="id11" draw:start-glue-point="3" draw:end-shape="id3" draw:end-glue-point="3" svg:d="M15829 1801h-501v5699h501" svg:viewBox="0 0 502 5700">
          <text:p/>
        </draw:connector>
        <draw:custom-shape draw:style-name="gr15" draw:text-style-name="P5" draw:layer="layout" svg:width="1cm" svg:height="0.75cm" svg:x="17.579cm" svg:y="8.85cm">
          <text:p text:style-name="P4"><text:span text:style-name="T2">C</text:span><text:span text:style-name="T3">VR</text:span><text:span text:style-name="T2">/</text:span><text:span text:style-name="T4">ν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5" draw:layer="layout" svg:width="1cm" svg:height="0.75cm" svg:x="17.579cm" svg:y="6.85cm">
          <text:p text:style-name="P4"><text:span text:style-name="T2">C</text:span><text:span text:style-name="T3">VN</text:span><text:span text:style-name="T2">/</text:span><text:span text:style-name="T4">ν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7.579cm" svg:y="4.9cm">
          <text:p text:style-name="P4"><text:span text:style-name="T2">C</text:span><text:span text:style-name="T3">SN</text:span><text:span text:style-name="T2">/</text:span><text:span text:style-name="T4">ν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22.079cm" svg:y="9.25cm">
          <text:p text:style-name="P4"><text:span text:style-name="T4">I</text:span><text:span text:style-name="T5">VR</text:span><text:span text:style-name="T4">µ</text:span><text:span text:style-name="T3">V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22.079cm" svg:y="6.75cm">
          <text:p text:style-name="P4"><text:span text:style-name="T4">I</text:span><text:span text:style-name="T5">VN</text:span><text:span text:style-name="T4">µ</text:span><text:span text:style-name="T3">VN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21.85cm" svg:y="5.144cm">
          <text:p text:style-name="P4"><text:span text:style-name="T4">I</text:span><text:span text:style-name="T5">SN</text:span><text:span text:style-name="T4">µ</text:span><text:span text:style-name="T3">SN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22.079cm" svg:y="11cm">
          <text:p text:style-name="P4"><text:span text:style-name="T4">I</text:span><text:span text:style-name="T5">SR</text:span><text:span text:style-name="T4">µ</text:span><text:span text:style-name="T3">S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cm" svg:height="1.5cm" svg:x="24.079cm" svg:y="5.5cm">
          <text:p text:style-name="P1">D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cm" svg:height="1.5cm" svg:x="24.079cm" svg:y="9.75cm">
          <text:p text:style-name="P1">D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line-skew="-0.25cm" svg:x1="20.579cm" svg:y1="5.5cm" svg:x2="22.079cm" svg:y2="3.5cm" draw:start-shape="id2" draw:start-glue-point="1" draw:end-shape="id10" draw:end-glue-point="3" svg:d="M20579 5500h500v-2000h1000" svg:viewBox="0 0 1501 2001">
          <text:p/>
        </draw:connector>
        <draw:connector draw:style-name="gr19" draw:text-style-name="P3" draw:layer="layout" draw:line-skew="-0.25cm" svg:x1="20.579cm" svg:y1="7.5cm" svg:x2="22.079cm" svg:y2="3.5cm" draw:start-shape="id4" draw:start-glue-point="1" draw:end-shape="id10" draw:end-glue-point="3" svg:d="M20579 7500h500v-4000h1000" svg:viewBox="0 0 1501 4001">
          <text:p/>
        </draw:connector>
        <draw:connector draw:style-name="gr20" draw:text-style-name="P3" draw:layer="layout" draw:type="line" svg:x1="20.579cm" svg:y1="5.5cm" svg:x2="24.079cm" svg:y2="6.25cm" draw:start-shape="id2" draw:start-glue-point="1" draw:end-shape="id15" draw:end-glue-point="3" svg:d="M20579 5500l3500 750" svg:viewBox="0 0 3501 751">
          <text:p/>
        </draw:connector>
        <draw:connector draw:style-name="gr21" draw:text-style-name="P3" draw:layer="layout" draw:type="line" svg:x1="20.579cm" svg:y1="9.5cm" svg:x2="24.079cm" svg:y2="10.5cm" draw:start-shape="id6" draw:start-glue-point="1" draw:end-shape="id16" draw:end-glue-point="3" svg:d="M20579 9500l3500 1000" svg:viewBox="0 0 3501 1001">
          <text:p/>
        </draw:connector>
        <draw:connector draw:style-name="gr22" draw:text-style-name="P3" draw:layer="layout" draw:type="line" svg:x1="20.579cm" svg:y1="7.5cm" svg:x2="24.079cm" svg:y2="6.25cm" draw:start-shape="id4" draw:start-glue-point="1" draw:end-shape="id15" draw:end-glue-point="3" svg:d="M20579 7500l3500-1250" svg:viewBox="0 0 3501 1251">
          <text:p/>
        </draw:connector>
        <draw:connector draw:style-name="gr23" draw:text-style-name="P3" draw:layer="layout" draw:type="line" svg:x1="20.579cm" svg:y1="11.5cm" svg:x2="24.079cm" svg:y2="10.5cm" draw:start-shape="id8" draw:start-glue-point="1" draw:end-shape="id16" draw:end-glue-point="3" svg:d="M20579 11500l3500-1000" svg:viewBox="0 0 3501 1001">
          <text:p/>
        </draw:connector>
        <draw:custom-shape draw:style-name="gr15" draw:text-style-name="P7" draw:layer="layout" svg:width="1cm" svg:height="0.75cm" svg:x="20.829cm" svg:y="12.25cm">
          <text:p text:style-name="P6"><text:span text:style-name="T4">I</text:span><text:span text:style-name="T5">SR</text:span><text:span text:style-name="T2">/</text:span><text:span text:style-name="T4">λ</text:span><text:span text:style-name="T5">S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8.829cm" svg:y="14.5cm">
          <text:p text:style-name="P4"><text:span text:style-name="T2">S</text:span><text:span text:style-name="T3">R</text:span><text:span text:style-name="T6">/</text:span><text:span text:style-name="T7">α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20.579cm" svg:y="15.5cm">
          <text:p text:style-name="P4"><text:span text:style-name="T4">R</text:span><text:span text:style-name="T5">R</text:span><text:span text:style-name="T7">/</text:span><text:span text:style-name="T8">𝜏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0.75cm" svg:x="20.908cm" svg:y="10.127cm">
          <text:p text:style-name="P6"><text:span text:style-name="T4">I</text:span><text:span text:style-name="T5">VR</text:span><text:span text:style-name="T2">/</text:span><text:span text:style-name="T4">λ</text:span><text:span text:style-name="T5">V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0.75cm" svg:x="20.829cm" svg:y="6cm">
          <text:p text:style-name="P6"><text:span text:style-name="T4">I</text:span><text:span text:style-name="T5">VN</text:span><text:span text:style-name="T2">/</text:span><text:span text:style-name="T4">λ</text:span><text:span text:style-name="T5">VN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0.75cm" svg:x="20.829cm" svg:y="4cm">
          <text:p text:style-name="P6"><text:span text:style-name="T4">I</text:span><text:span text:style-name="T5">SN</text:span><text:span text:style-name="T2">/</text:span><text:span text:style-name="T4">λ</text:span><text:span text:style-name="T5">SN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20.829cm" svg:y="1.15cm">
          <text:p text:style-name="P4"><text:span text:style-name="T4">R</text:span><text:span text:style-name="T5">N</text:span><text:span text:style-name="T7">/</text:span><text:span text:style-name="T8">𝜏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8.579cm" svg:y="1.75cm">
          <text:p text:style-name="P4"><text:span text:style-name="T2">S</text:span><text:span text:style-name="T3">N</text:span><text:span text:style-name="T6">/</text:span><text:span text:style-name="T7">α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29" draw:id="id29" draw:layer="layout" svg:width="1.573cm" svg:height="1.5cm" svg:x="10.231cm" svg:y="4.7cm">
          <text:p text:style-name="P1">C’<text:span text:style-name="T1">S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28" draw:id="id28" draw:layer="layout" svg:width="1.573cm" svg:height="1.5cm" svg:x="10.231cm" svg:y="10.7cm">
          <text:p text:style-name="P1">C’<text:span text:style-name="T1">S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31" draw:id="id31" draw:layer="layout" svg:width="1.573cm" svg:height="1.5cm" svg:x="10.231cm" svg:y="8.7cm">
          <text:p text:style-name="P1">C’<text:span text:style-name="T1">V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30" draw:id="id30" draw:layer="layout" svg:width="1.573cm" svg:height="1.5cm" svg:x="10.231cm" svg:y="6.7cm">
          <text:p text:style-name="P1">C’<text:span text:style-name="T1">V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21" draw:id="id21" draw:layer="layout" svg:width="1.573cm" svg:height="1.5cm" svg:x="6.822cm" svg:y="4.7cm">
          <text:p text:style-name="P1">I’<text:span text:style-name="T1">S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26" draw:id="id26" draw:layer="layout" svg:width="1.573cm" svg:height="1.5cm" svg:x="6.822cm" svg:y="10.7cm">
          <text:p text:style-name="P1">I’<text:span text:style-name="T1">S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24" draw:id="id24" draw:layer="layout" svg:width="1.573cm" svg:height="1.5cm" svg:x="6.822cm" svg:y="8.7cm">
          <text:p text:style-name="P1">I’<text:span text:style-name="T1">V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23" draw:id="id23" draw:layer="layout" svg:width="1.573cm" svg:height="1.5cm" svg:x="6.822cm" svg:y="6.7cm">
          <text:p text:style-name="P1">I’<text:span text:style-name="T1">V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19" draw:id="id19" draw:layer="layout" svg:width="1.573cm" svg:height="1.5cm" svg:x="3.676cm" svg:y="12.95cm">
          <text:p text:style-name="P1">R’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17" draw:id="id17" draw:layer="layout" svg:width="1.573cm" svg:height="1.5cm" svg:x="3.676cm" svg:y="2.7cm">
          <text:p text:style-name="P1">R’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" xml:id="id32" draw:id="id32" draw:layer="layout" svg:width="1.573cm" svg:height="1.5cm" svg:x="6.822cm" svg:y="2.7cm">
          <text:p text:style-name="P1">S’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20" draw:id="id20" draw:layer="layout" svg:width="1.573cm" svg:height="1.5cm" svg:x="10.231cm" svg:y="14.7cm">
          <text:p text:style-name="P1">V’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" xml:id="id27" draw:id="id27" draw:layer="layout" svg:width="1.573cm" svg:height="1.5cm" svg:x="6.822cm" svg:y="12.95cm">
          <text:p text:style-name="P1">S’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18" draw:id="id18" draw:layer="layout" svg:width="1.573cm" svg:height="1.5cm" svg:x="10.255cm" svg:y="1cm">
          <text:p text:style-name="P1">V’<text:span text:style-name="T1">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9" draw:text-style-name="P3" draw:layer="layout" svg:x1="4.463cm" svg:y1="2.7cm" svg:x2="10.256cm" svg:y2="1.75cm" draw:start-shape="id17" draw:start-glue-point="0" draw:end-shape="id18" draw:end-glue-point="3" svg:d="M4463 2700v-950h5793" svg:viewBox="0 0 5794 951">
          <text:p/>
        </draw:connector>
        <draw:connector draw:style-name="gr10" draw:text-style-name="P3" draw:layer="layout" svg:x1="4.463cm" svg:y1="14.45cm" svg:x2="10.232cm" svg:y2="15.45cm" draw:start-shape="id19" draw:start-glue-point="2" draw:end-shape="id20" draw:end-glue-point="3" svg:d="M4463 14450v1000h5769" svg:viewBox="0 0 5770 1001">
          <text:p/>
        </draw:connector>
        <draw:custom-shape draw:style-name="gr26" draw:text-style-name="P5" draw:layer="layout" svg:width="1.049cm" svg:height="0.75cm" svg:x="11.279cm" svg:y="2.95cm">
          <text:p text:style-name="P4"><text:span text:style-name="T2">βI’V’</text:span><text:span text:style-name="T3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5" draw:layer="layout" svg:width="1.049cm" svg:height="0.75cm" svg:x="9.182cm" svg:y="3.2cm">
          <text:p text:style-name="P4"><text:span text:style-name="T2">βI’S’</text:span><text:span text:style-name="T3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5" draw:layer="layout" svg:width="1.048cm" svg:height="0.75cm" svg:x="8.921cm" svg:y="10.8cm">
          <text:p text:style-name="P4"><text:span text:style-name="T2">C’</text:span><text:span text:style-name="T3">SR</text:span><text:span text:style-name="T2">/</text:span><text:span text:style-name="T4">ν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5" draw:layer="layout" svg:width="1.049cm" svg:height="0.75cm" svg:x="11.279cm" svg:y="13.25cm">
          <text:p text:style-name="P4"><text:span text:style-name="T2">βI’V’</text:span><text:span text:style-name="T3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5" draw:layer="layout" svg:width="1.048cm" svg:height="0.75cm" svg:x="8.921cm" svg:y="12.7cm">
          <text:p text:style-name="P4"><text:span text:style-name="T2">βI’S’</text:span><text:span text:style-name="T3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5" draw:layer="layout" svg:width="1.048cm" svg:height="0.75cm" svg:x="8.921cm" svg:y="8.8cm">
          <text:p text:style-name="P4"><text:span text:style-name="T2">C’</text:span><text:span text:style-name="T3">VR</text:span><text:span text:style-name="T2">/</text:span><text:span text:style-name="T4">ν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5" draw:layer="layout" svg:width="1.048cm" svg:height="0.75cm" svg:x="8.921cm" svg:y="6.8cm">
          <text:p text:style-name="P4"><text:span text:style-name="T2">C’</text:span><text:span text:style-name="T3">VN</text:span><text:span text:style-name="T2">/</text:span><text:span text:style-name="T4">ν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5" draw:layer="layout" svg:width="1.048cm" svg:height="0.75cm" svg:x="8.921cm" svg:y="4.85cm">
          <text:p text:style-name="P4"><text:span text:style-name="T2">C’</text:span><text:span text:style-name="T3">SN</text:span><text:span text:style-name="T2">/</text:span><text:span text:style-name="T4">ν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5" draw:layer="layout" svg:width="1.048cm" svg:height="0.75cm" svg:x="2.929cm" svg:y="10.4cm">
          <text:p text:style-name="P4"><text:span text:style-name="T4">I’</text:span><text:span text:style-name="T5">VR</text:span><text:span text:style-name="T4">µ</text:span><text:span text:style-name="T3">V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5" draw:layer="layout" svg:width="1.048cm" svg:height="0.75cm" svg:x="3.031cm" svg:y="6.25cm">
          <text:p text:style-name="P4"><text:span text:style-name="T4">I</text:span><text:span text:style-name="T5">VN</text:span><text:span text:style-name="T4">µ</text:span><text:span text:style-name="T3">V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5" draw:layer="layout" svg:width="1.049cm" svg:height="0.75cm" svg:x="3.078cm" svg:y="5.5cm">
          <text:p text:style-name="P4"><text:span text:style-name="T4">I</text:span><text:span text:style-name="T5">SN</text:span><text:span text:style-name="T4">µ</text:span><text:span text:style-name="T3">S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5" draw:layer="layout" svg:width="1.048cm" svg:height="0.75cm" svg:x="3.031cm" svg:y="9.75cm">
          <text:p text:style-name="P4"><text:span text:style-name="T4">I’</text:span><text:span text:style-name="T5">SR</text:span><text:span text:style-name="T4">µ</text:span><text:span text:style-name="T3">S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22" draw:id="id22" draw:layer="layout" svg:width="1.573cm" svg:height="1.5cm" svg:x="0.999cm" svg:y="5.5cm">
          <text:p text:style-name="P1">D’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xml:id="id25" draw:id="id25" draw:layer="layout" svg:width="1.573cm" svg:height="1.5cm" svg:x="0.978cm" svg:y="9.75cm">
          <text:p text:style-name="P1">D’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7" draw:layer="layout" svg:width="1.048cm" svg:height="0.75cm" svg:x="5.681cm" svg:y="11.35cm">
          <text:p text:style-name="P6"><text:span text:style-name="T4">I’</text:span><text:span text:style-name="T5">SR</text:span><text:span text:style-name="T2">/</text:span><text:span text:style-name="T4">λ</text:span><text:span text:style-name="T5">S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5" draw:layer="layout" svg:width="1.049cm" svg:height="0.75cm" svg:x="8.029cm" svg:y="14.5cm">
          <text:p text:style-name="P4"><text:span text:style-name="T2">S’</text:span><text:span text:style-name="T3">R</text:span><text:span text:style-name="T6">/</text:span><text:span text:style-name="T7">α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5" draw:layer="layout" svg:width="1.048cm" svg:height="0.75cm" svg:x="5.775cm" svg:y="15.45cm">
          <text:p text:style-name="P4"><text:span text:style-name="T4">R’</text:span><text:span text:style-name="T5">R</text:span><text:span text:style-name="T7">/</text:span><text:span text:style-name="T8">𝜏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7" draw:layer="layout" svg:width="1.048cm" svg:height="0.75cm" svg:x="5.681cm" svg:y="8.75cm">
          <text:p text:style-name="P6"><text:span text:style-name="T4">I’</text:span><text:span text:style-name="T5">VR</text:span><text:span text:style-name="T2">/</text:span><text:span text:style-name="T4">λ</text:span><text:span text:style-name="T5">V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7" draw:layer="layout" svg:width="1.048cm" svg:height="0.75cm" svg:x="5.679cm" svg:y="7.35cm">
          <text:p text:style-name="P6"><text:span text:style-name="T4">I’</text:span><text:span text:style-name="T5">VN</text:span><text:span text:style-name="T2">/</text:span><text:span text:style-name="T4">λ</text:span><text:span text:style-name="T5">V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7" draw:layer="layout" svg:width="1.048cm" svg:height="0.75cm" svg:x="5.679cm" svg:y="4.85cm">
          <text:p text:style-name="P6"><text:span text:style-name="T4">I’</text:span><text:span text:style-name="T5">SN</text:span><text:span text:style-name="T2">/</text:span><text:span text:style-name="T4">λ</text:span><text:span text:style-name="T5">S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5" draw:layer="layout" svg:width="1.048cm" svg:height="0.75cm" svg:x="5.513cm" svg:y="1.1cm">
          <text:p text:style-name="P4"><text:span text:style-name="T4">R’</text:span><text:span text:style-name="T5">N</text:span><text:span text:style-name="T7">/</text:span><text:span text:style-name="T8">𝜏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5" draw:layer="layout" svg:width="1.049cm" svg:height="0.75cm" svg:x="7.779cm" svg:y="1.75cm">
          <text:p text:style-name="P4"><text:span text:style-name="T2">S’</text:span><text:span text:style-name="T3">N</text:span><text:span text:style-name="T6">/</text:span><text:span text:style-name="T7">α</text:span></text:p>
          <draw:enhanced-geometry svg:viewBox="0 0 21600 21600" draw:mirror-horizontal="true" draw:type="rectangle" draw:enhanced-path="M 0 0 L 21600 0 21600 21600 0 21600 0 0 Z N"/>
        </draw:custom-shape>
        <draw:connector draw:style-name="gr28" draw:text-style-name="P3" draw:layer="layout" draw:type="line" svg:x1="6.823cm" svg:y1="5.45cm" svg:x2="2.573cm" svg:y2="6.25cm" draw:start-shape="id21" draw:start-glue-point="3" draw:end-shape="id22" draw:end-glue-point="1" svg:d="M6823 5450l-4250 800" svg:viewBox="0 0 4251 801">
          <text:p/>
        </draw:connector>
        <draw:connector draw:style-name="gr28" draw:text-style-name="P3" draw:layer="layout" draw:type="line" svg:x1="6.823cm" svg:y1="7.45cm" svg:x2="2.573cm" svg:y2="6.25cm" draw:start-shape="id23" draw:start-glue-point="3" draw:end-shape="id22" draw:end-glue-point="1" svg:d="M6823 7450l-4250-1200" svg:viewBox="0 0 4251 1201">
          <text:p/>
        </draw:connector>
        <draw:connector draw:style-name="gr28" draw:text-style-name="P3" draw:layer="layout" draw:type="line" svg:x1="6.823cm" svg:y1="9.45cm" svg:x2="2.552cm" svg:y2="10.5cm" draw:start-shape="id24" draw:start-glue-point="3" draw:end-shape="id25" draw:end-glue-point="1" svg:d="M6823 9450l-4271 1050" svg:viewBox="0 0 4272 1051">
          <text:p/>
        </draw:connector>
        <draw:connector draw:style-name="gr28" draw:text-style-name="P3" draw:layer="layout" draw:type="line" svg:x1="6.823cm" svg:y1="11.45cm" svg:x2="2.552cm" svg:y2="10.5cm" draw:start-shape="id26" draw:start-glue-point="3" draw:end-shape="id25" draw:end-glue-point="1" svg:d="M6823 11450l-4271-950" svg:viewBox="0 0 4272 951">
          <text:p/>
        </draw:connector>
        <draw:connector draw:style-name="gr29" draw:text-style-name="P3" draw:layer="layout" svg:x1="6.823cm" svg:y1="5.45cm" svg:x2="4.463cm" svg:y2="4.2cm" draw:start-shape="id21" draw:start-glue-point="3" draw:end-shape="id17" draw:end-glue-point="2" svg:d="M6823 5450h-2360v-1250" svg:viewBox="0 0 2361 1251">
          <text:p/>
        </draw:connector>
        <draw:connector draw:style-name="gr29" draw:text-style-name="P3" draw:layer="layout" svg:x1="6.823cm" svg:y1="7.45cm" svg:x2="4.463cm" svg:y2="4.2cm" draw:start-shape="id23" draw:start-glue-point="3" draw:end-shape="id17" draw:end-glue-point="2" svg:d="M6823 7450h-2360v-3250" svg:viewBox="0 0 2361 3251">
          <text:p/>
        </draw:connector>
        <draw:connector draw:style-name="gr29" draw:text-style-name="P3" draw:layer="layout" svg:x1="6.823cm" svg:y1="9.45cm" svg:x2="4.463cm" svg:y2="12.95cm" draw:start-shape="id24" draw:start-glue-point="3" draw:end-shape="id19" draw:end-glue-point="0" svg:d="M6823 9450h-2360v3500" svg:viewBox="0 0 2361 3501">
          <text:p/>
        </draw:connector>
        <draw:connector draw:style-name="gr29" draw:text-style-name="P3" draw:layer="layout" svg:x1="6.823cm" svg:y1="11.45cm" svg:x2="4.463cm" svg:y2="12.95cm" draw:start-shape="id26" draw:start-glue-point="3" draw:end-shape="id19" draw:end-glue-point="0" svg:d="M6823 11450h-2360v1500" svg:viewBox="0 0 2361 1501">
          <text:p/>
        </draw:connector>
        <draw:connector draw:style-name="gr29" draw:text-style-name="P3" draw:layer="layout" draw:type="lines" svg:x1="8.396cm" svg:y1="13.7cm" svg:x2="11.018cm" svg:y2="12.2cm" draw:start-shape="id27" draw:start-glue-point="1" draw:end-shape="id28" draw:end-glue-point="2" svg:d="M8396 13700h501l2121-999v-501" svg:viewBox="0 0 2623 1501">
          <text:p/>
        </draw:connector>
        <draw:connector draw:style-name="gr29" draw:text-style-name="P3" draw:layer="layout" draw:type="lines" svg:x1="7.609cm" svg:y1="14.45cm" svg:x2="10.232cm" svg:y2="15.45cm" draw:start-shape="id27" draw:start-glue-point="2" draw:end-shape="id20" draw:end-glue-point="3" svg:d="M7609 14450v501l2122 499h501" svg:viewBox="0 0 2624 1001">
          <text:p/>
        </draw:connector>
        <draw:connector draw:style-name="gr29" draw:text-style-name="P3" draw:layer="layout" svg:x1="10.232cm" svg:y1="5.45cm" svg:x2="8.396cm" svg:y2="5.45cm" draw:start-shape="id29" draw:start-glue-point="3" draw:end-shape="id21" draw:end-glue-point="1" svg:d="M10232 5450h-1836" svg:viewBox="0 0 1837 1">
          <text:p/>
        </draw:connector>
        <draw:connector draw:style-name="gr29" draw:text-style-name="P3" draw:layer="layout" svg:x1="10.232cm" svg:y1="7.45cm" svg:x2="8.396cm" svg:y2="7.45cm" draw:start-shape="id30" draw:start-glue-point="3" draw:end-shape="id23" draw:end-glue-point="1" svg:d="M10232 7450h-1836" svg:viewBox="0 0 1837 1">
          <text:p/>
        </draw:connector>
        <draw:connector draw:style-name="gr29" draw:text-style-name="P3" draw:layer="layout" svg:x1="10.232cm" svg:y1="9.45cm" svg:x2="8.396cm" svg:y2="9.45cm" draw:start-shape="id31" draw:start-glue-point="3" draw:end-shape="id24" draw:end-glue-point="1" svg:d="M10232 9450h-1836" svg:viewBox="0 0 1837 1">
          <text:p/>
        </draw:connector>
        <draw:connector draw:style-name="gr29" draw:text-style-name="P3" draw:layer="layout" svg:x1="10.232cm" svg:y1="11.45cm" svg:x2="8.396cm" svg:y2="11.45cm" draw:start-shape="id28" draw:start-glue-point="3" draw:end-shape="id26" draw:end-glue-point="1" svg:d="M10232 11450h-1836" svg:viewBox="0 0 1837 1">
          <text:p/>
        </draw:connector>
        <draw:connector draw:style-name="gr29" draw:text-style-name="P3" draw:layer="layout" svg:x1="11.829cm" svg:y1="1.75cm" svg:x2="11.805cm" svg:y2="7.45cm" draw:start-shape="id18" draw:start-glue-point="1" draw:end-shape="id30" draw:end-glue-point="1" svg:d="M11829 1750h501v5700h-525" svg:viewBox="0 0 526 5701">
          <text:p/>
        </draw:connector>
        <draw:connector draw:style-name="gr29" draw:text-style-name="P3" draw:layer="layout" svg:x1="11.805cm" svg:y1="15.45cm" svg:x2="11.805cm" svg:y2="9.45cm" draw:start-shape="id20" draw:start-glue-point="1" draw:end-shape="id31" draw:end-glue-point="1" svg:d="M11805 15450h501v-6000h-501" svg:viewBox="0 0 502 6001">
          <text:p/>
        </draw:connector>
        <draw:connector draw:style-name="gr29" draw:text-style-name="P3" draw:layer="layout" draw:type="lines" svg:x1="8.396cm" svg:y1="3.45cm" svg:x2="11.018cm" svg:y2="4.7cm" draw:start-shape="id32" draw:start-glue-point="1" draw:end-shape="id29" draw:end-glue-point="0" svg:d="M8396 3450h501l2121 749v501" svg:viewBox="0 0 2623 1251">
          <text:p/>
        </draw:connector>
        <draw:connector draw:style-name="gr29" draw:text-style-name="P3" draw:layer="layout" draw:type="lines" svg:x1="7.609cm" svg:y1="2.7cm" svg:x2="10.256cm" svg:y2="1.75cm" draw:start-shape="id32" draw:start-glue-point="0" draw:end-shape="id18" svg:d="M7609 2700v-501l2146-449h501" svg:viewBox="0 0 2648 951">
          <text:p/>
        </draw:connector>
        <draw:connector draw:style-name="gr30" draw:text-style-name="P3" draw:layer="layout" draw:type="line" svg:x1="11.805cm" svg:y1="5.45cm" svg:x2="15.829cm" svg:y2="5.5cm" draw:start-shape="id29" draw:start-glue-point="1" draw:end-shape="id1" draw:end-glue-point="3" svg:d="M11805 5450l4024 50" svg:viewBox="0 0 4025 51">
          <text:p/>
        </draw:connector>
        <draw:connector draw:style-name="gr31" draw:text-style-name="P3" draw:layer="layout" draw:type="line" svg:x1="11.805cm" svg:y1="7.45cm" svg:x2="15.829cm" svg:y2="7.5cm" draw:start-shape="id30" draw:start-glue-point="1" draw:end-shape="id3" draw:end-glue-point="3" svg:d="M11805 7450l4024 50" svg:viewBox="0 0 4025 51">
          <text:p/>
        </draw:connector>
        <draw:connector draw:style-name="gr31" draw:text-style-name="P3" draw:layer="layout" draw:type="line" svg:x1="11.805cm" svg:y1="9.45cm" svg:x2="15.829cm" svg:y2="9.5cm" draw:start-shape="id31" draw:start-glue-point="1" draw:end-shape="id5" draw:end-glue-point="3" svg:d="M11805 9450l4024 50" svg:viewBox="0 0 4025 51">
          <text:p/>
        </draw:connector>
        <draw:connector draw:style-name="gr32" draw:text-style-name="P3" draw:layer="layout" draw:type="line" svg:x1="11.805cm" svg:y1="11.45cm" svg:x2="15.829cm" svg:y2="11.5cm" draw:start-shape="id28" draw:start-glue-point="1" draw:end-shape="id7" draw:end-glue-point="3" svg:d="M11805 11450l4024 50" svg:viewBox="0 0 4025 51">
          <text:p/>
        </draw:connector>
        <draw:custom-shape draw:style-name="gr15" draw:text-style-name="P5" draw:layer="layout" svg:width="1cm" svg:height="0.75cm" svg:x="14.479cm" svg:y="4.95cm">
          <text:p text:style-name="P4"><text:span text:style-name="T9">φ</text:span><text:span text:style-name="T2">C’</text:span><text:span text:style-name="T3">SN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4.579cm" svg:y="6.95cm">
          <text:p text:style-name="P4"><text:span text:style-name="T9">φ</text:span><text:span text:style-name="T2">C’</text:span><text:span text:style-name="T3">VN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4.529cm" svg:y="8.95cm">
          <text:p text:style-name="P4"><text:span text:style-name="T9">φ</text:span><text:span text:style-name="T2">C’</text:span><text:span text:style-name="T3">V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4.579cm" svg:y="10.95cm">
          <text:p text:style-name="P4"><text:span text:style-name="T9">φ</text:span><text:span text:style-name="T2">C’</text:span><text:span text:style-name="T3">S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2.079cm" svg:y="4.9cm">
          <text:p text:style-name="P4"><text:span text:style-name="T9">φ</text:span><text:span text:style-name="T2">C</text:span><text:span text:style-name="T3">SN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2.079cm" svg:y="6.95cm">
          <text:p text:style-name="P4"><text:span text:style-name="T9">φ</text:span><text:span text:style-name="T2">C</text:span><text:span text:style-name="T3">VN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2.079cm" svg:y="8.95cm">
          <text:p text:style-name="P4"><text:span text:style-name="T9">φ</text:span><text:span text:style-name="T2">C</text:span><text:span text:style-name="T3">V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75cm" svg:x="12.079cm" svg:y="10.9cm">
          <text:p text:style-name="P4"><text:span text:style-name="T9">φ</text:span><text:span text:style-name="T2">C</text:span><text:span text:style-name="T3">S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Rubik" svg:font-family="Rubik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Extrémités_20_de_20_flèche_20_1" draw:display-name="Extrémités de flèche 1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4" draw:display-name="Extrémités de flèche 4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51" draw:display-name="Extrémités de flèche 51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7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5T15:24:05.840000000</meta:creation-date>
    <dc:date>2022-10-06T11:30:50.299000000</dc:date>
    <meta:editing-duration>PT1H54M45S</meta:editing-duration>
    <meta:editing-cycles>31</meta:editing-cycles>
    <meta:generator>LibreOffice/7.1.5.2$Windows_X86_64 LibreOffice_project/85f04e9f809797b8199d13c421bd8a2b025d52b5</meta:generator>
    <meta:document-statistic meta:object-count="124"/>
  </office:meta>
</office:document-meta>
</file>